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b50f0" officeooo:paragraph-rsid="002b50f0"/>
    </style:style>
    <style:style style:name="P21" style:family="paragraph" style:parent-style-name="Standard" style:list-style-name="L1">
      <style:text-properties officeooo:rsid="002c6bf8" officeooo:paragraph-rsid="002c6bf8"/>
    </style:style>
    <style:style style:name="P22" style:family="paragraph" style:parent-style-name="Standard" style:list-style-name="L1">
      <style:text-properties officeooo:rsid="002efe92" officeooo:paragraph-rsid="002efe92"/>
    </style:style>
    <style:style style:name="P23" style:family="paragraph" style:parent-style-name="Standard" style:list-style-name="L1">
      <style:text-properties officeooo:rsid="0030084b" officeooo:paragraph-rsid="0030084b"/>
    </style:style>
    <style:style style:name="P24" style:family="paragraph" style:parent-style-name="Standard" style:list-style-name="L1">
      <style:text-properties officeooo:rsid="00301559" officeooo:paragraph-rsid="00301559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style:style style:name="T9" style:family="text">
      <style:text-properties officeooo:rsid="002d9192"/>
    </style:style>
    <style:style style:name="T10" style:family="text">
      <style:text-properties officeooo:rsid="002fe13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5012861532946169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Defensive programming. </text:p>
        </text:list-item>
        <text:list-item>
          <text:p text:style-name="P21">If a <text:span text:style-name="T9">bad </text:span>thing can happen, it will.</text:p>
        </text:list-item>
        <text:list-item>
          <text:p text:style-name="P22">What you think is neither <text:span text:style-name="T10">a </text:span>sufficient nor <text:span text:style-name="T10">a </text:span>necessary condition of what you do.</text:p>
        </text:list-item>
        <text:list-item>
          <text:p text:style-name="P23">When reading a technical book, it's a good and practical habit to note the key points or key concepts into a notebook, in a draft way. This draft can later be used to remaind me what I have covered, and make my mind clear, and also save me a lot of time to re-read the book from beginning again.</text:p>
        </text:list-item>
        <text:list-item>
          <text:p text:style-name="P24">Doing, observing and thinking is much better than reading and memorizing.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6M17S</meta:editing-duration>
    <meta:editing-cycles>45</meta:editing-cycles>
    <meta:generator>LibreOffice/4.2.5.2$Windows_x86 LibreOffice_project/61cb170a04bb1f12e77c884eab9192be736ec5f5</meta:generator>
    <dc:date>2014-07-11T16:42:49.089000000</dc:date>
    <meta:document-statistic meta:table-count="0" meta:image-count="0" meta:object-count="0" meta:page-count="1" meta:paragraph-count="32" meta:word-count="486" meta:character-count="2832" meta:non-whitespace-character-count="2407"/>
    <meta:user-defined meta:name="Info 1"/>
    <meta:user-defined meta:name="Info 2"/>
    <meta:user-defined meta:name="Info 3"/>
    <meta:user-defined meta:name="Info 4"/>
  </office:meta>
</office:document-meta>
</file>